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43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font-style="normal" fo:text-shadow="none" style:font-size-asian="28pt" style:font-style-asian="normal" style:font-size-complex="28pt" style:font-style-complex="normal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6" style:family="paragraph">
      <style:paragraph-properties fo:text-align="center" style:text-autospace="none"/>
    </style:style>
    <style:style style:name="P7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paragraph-properties fo:text-align="center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9" style:family="paragraph">
      <style:paragraph-properties style:text-autospace="none"/>
    </style:style>
    <style:style style:name="P10" style:family="paragraph">
      <loext:graphic-properties draw:fill="none" draw:fill-color="#ffffff"/>
      <style:paragraph-properties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11" style:family="paragraph">
      <style:paragraph-properties fo:margin-left="1.27cm" fo:margin-right="0cm" fo:margin-top="0cm" fo:margin-bottom="0cm" fo:text-align="center" fo:text-indent="-1.27cm" style:text-autospace="none"/>
    </style:style>
    <style:style style:name="P12" style:family="paragraph">
      <loext:graphic-properties draw:fill="none" draw:fill-color="#ffffff"/>
      <style:paragraph-properties fo:margin-left="1.27cm" fo:margin-right="0cm" fo:margin-top="0cm" fo:margin-bottom="0cm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3" style:family="paragraph">
      <style:paragraph-properties fo:margin-left="0cm" fo:margin-right="0cm" fo:margin-top="0cm" fo:margin-bottom="0cm" fo:text-indent="0cm" style:text-autospace="none"/>
    </style:style>
    <style:style style:name="P14" style:family="paragraph">
      <loext:graphic-properties draw:fill="none" draw:fill-color="#ffffff"/>
      <style:paragraph-properties fo:margin-left="1.27cm" fo:margin-right="0cm" fo:margin-top="0cm" fo:margin-bottom="0cm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1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908cm" svg:height="3.063cm" svg:x="1.016cm" svg:y="1.016cm">
          <draw:text-box>
            <text:p text:style-name="P1"><text:span text:style-name="T1">Hymn #539</text:span></text:p>
            <text:p text:style-name="P1"><text:span text:style-name="T2">“</text:span><text:span text:style-name="T2">Christ Is the World's Redeemer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4" draw:layer="layout" svg:width="25.908cm" svg:height="6.991cm" svg:x="1.016cm" svg:y="1.016cm">
          <draw:text-box>
            <text:p text:style-name="P1"><text:span text:style-name="T3">1.</text:span><text:span text:style-name="T4"> Christ is the world’s Redeemer,</text:span><text:span text:style-name="T4"><text:line-break/></text:span><text:span text:style-name="T4">The lover of the pure,</text:span><text:span text:style-name="T4"><text:line-break/></text:span><text:span text:style-name="T4">The font of heav’nly wisdom,</text:span><text:span text:style-name="T4"><text:line-break/></text:span><text:span text:style-name="T4">Our trust and hope secure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3" draw:text-style-name="P5" draw:layer="layout" svg:width="24.638cm" svg:height="6.991cm" svg:x="1.778cm" svg:y="1.137cm">
          <draw:text-box>
            <text:p text:style-name="P1"><text:span text:style-name="T4">The armor of His soldiers,</text:span><text:span text:style-name="T4"><text:line-break/></text:span><text:span text:style-name="T4">The Lord of earth and sky,</text:span><text:span text:style-name="T4"><text:line-break/></text:span><text:span text:style-name="T4">Our health while we are living,</text:span><text:span text:style-name="T4"><text:line-break/></text:span><text:span text:style-name="T4">Our life when we shall di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3" draw:text-style-name="P7" draw:layer="layout" svg:width="24.638cm" svg:height="6.991cm" svg:x="1.778cm" svg:y="0.878cm">
          <draw:text-box>
            <text:p text:style-name="P6"><text:span text:style-name="T5">2.</text:span><text:span text:style-name="T6"> Christ has our host surrounded</text:span><text:span text:style-name="T6"><text:line-break/></text:span><text:span text:style-name="T6">With clouds of martyrs bright,</text:span><text:span text:style-name="T6"><text:line-break/></text:span><text:span text:style-name="T6">Who wave their palms in triumph</text:span><text:span text:style-name="T6"><text:line-break/></text:span><text:span text:style-name="T6">And fire us for the fi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3" draw:text-style-name="P8" draw:layer="layout" svg:width="24.384cm" svg:height="6.991cm" svg:x="1.778cm" svg:y="0.849cm">
          <draw:text-box>
            <text:p text:style-name="P6"><text:span text:style-name="T6">Then Christ the cross ascended</text:span><text:span text:style-name="T6"><text:line-break/></text:span><text:span text:style-name="T6">To save a world undone</text:span><text:span text:style-name="T6"><text:line-break/></text:span><text:span text:style-name="T6">And, suff’ring for the sinful,</text:span><text:span text:style-name="T6"><text:line-break/></text:span><text:span text:style-name="T6">Our full redemption w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3" draw:text-style-name="P7" draw:layer="layout" svg:width="24.384cm" svg:height="6.991cm" svg:x="1.778cm" svg:y="1.016cm">
          <draw:text-box>
            <text:p text:style-name="P6"><text:span text:style-name="T5">3.</text:span><text:span text:style-name="T6"> Down through the realm of darkness</text:span><text:span text:style-name="T6"><text:line-break/></text:span><text:span text:style-name="T6">He strode in victory,</text:span><text:span text:style-name="T6"><text:line-break/></text:span><text:span text:style-name="T6">And at the hour appointed</text:span><text:span text:style-name="T6"><text:line-break/></text:span><text:span text:style-name="T6">He rose triumphant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3" draw:text-style-name="P10" draw:layer="layout" svg:width="24.638cm" svg:height="6.991cm" svg:x="1.778cm" svg:y="0.883cm">
          <draw:text-box>
            <text:p text:style-name="P9"><text:span text:style-name="T6">And now, to heav’n ascended,</text:span><text:span text:style-name="T6"><text:line-break/></text:span><text:span text:style-name="T6">He sits upon the throne</text:span><text:span text:style-name="T6"><text:line-break/></text:span><text:span text:style-name="T6">Whence He had ne’er departed,</text:span><text:span text:style-name="T6"><text:line-break/></text:span><text:span text:style-name="T6">His Father’s and His ow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3" draw:text-style-name="P12" draw:layer="layout" svg:width="24.384cm" svg:height="6.991cm" svg:x="1.778cm" svg:y="0.762cm">
          <draw:text-box>
            <text:p text:style-name="P11"><text:span text:style-name="T6">4. Glory to God the Father,</text:span></text:p>
            <text:p text:style-name="P11"><text:span text:style-name="T6">The unbegotten One,</text:span></text:p>
            <text:p text:style-name="P11"><text:span text:style-name="T6">All honor be to Jesus,</text:span></text:p>
            <text:p text:style-name="P11"><text:span text:style-name="T6">His sole-begotten Son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ymn_25_20template" presentation:presentation-page-layout-name="AL1T0">
        <draw:frame draw:style-name="gr4" draw:text-style-name="P14" draw:layer="layout" svg:width="24.638cm" svg:height="11.684cm" svg:x="1.616cm" svg:y="0.916cm">
          <draw:text-box>
            <text:p text:style-name="P11"><text:span text:style-name="T6">And to the Holy Spirit—</text:span></text:p>
            <text:p text:style-name="P11"><text:span text:style-name="T6">The perfect Trinity.</text:span></text:p>
            <text:p text:style-name="P11"><text:span text:style-name="T6">Let all the worlds give answer: </text:span></text:p>
            <text:p text:style-name="P11"><text:span text:style-name="T6">Amen! So let it be.</text:span></text:p>
            <text:p text:style-name="P13"><text:span text:style-name="T7"><text:s text:c="4"/></text:span></text:p>
            <text:p text:style-name="P13"><text:span text:style-name="T8"><text:s/></text:span></text:p>
            <text:p text:style-name="P13"><text:span text:style-name="T8"><text:s text:c="12"/></text:span><text:span text:style-name="T8">Public domain</text:span></text:p>
            <text:p text:style-name="P13"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3T20:17:29.443000000</meta:creation-date>
    <dc:title>Hymn template</dc:title>
    <meta:editing-duration>PT6M47S</meta:editing-duration>
    <meta:editing-cycles>7</meta:editing-cycles>
    <meta:generator>LibreOffice/5.3.3.2$Windows_X86_64 LibreOffice_project/3d9a8b4b4e538a85e0782bd6c2d430bafe583448</meta:generator>
    <meta:initial-creator>Arthur Hoch</meta:initial-creator>
    <dc:date>2017-05-25T13:31:56.658000000</dc:date>
    <meta:document-statistic meta:object-count="48"/>
    <meta:template xlink:type="simple" xlink:actuate="onRequest" xlink:title="Hymn template" xlink:href="../../AppData/Roaming/LibreOffice/4/user/template/Worship%20Templsates/Hymn%20template.otp" meta:date="2015-05-13T20:17:29.162000000"/>
  </office:meta>
</office:document-meta>
</file>